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234">
            <text:p>1,234</text:p>
          </table:table-cell>
          <table:table-cell table:style-name="ce22" office:value-type="float" office:value="453">
            <text:p>45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355">
            <text:p>1,355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219">
            <text:p>1,219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80">
            <text:p>98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699">
            <text:p>1,699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322">
            <text:p>322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883">
            <text:p>6,883</text:p>
          </table:table-cell>
          <table:table-cell table:style-name="ce23" office:value-type="float" office:value="1962">
            <text:p>1,96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117">
            <text:p>8,117</text:p>
          </table:table-cell>
          <table:table-cell table:style-name="ce23" office:value-type="float" office:value="2415">
            <text:p>2,4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